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Liberation Serif" fo:font-size="12pt" officeooo:rsid="001e54ee" officeooo:paragraph-rsid="001e54ee" style:font-size-asian="12pt" style:font-size-complex="12pt"/>
    </style:style>
    <style:style style:name="P2" style:family="paragraph" style:parent-style-name="Standard">
      <style:text-properties style:font-name="Liberation Serif" fo:font-size="12pt" officeooo:rsid="001e54ee" officeooo:paragraph-rsid="001f3365" style:font-size-asian="12pt" style:font-size-complex="12pt"/>
    </style:style>
    <style:style style:name="P3" style:family="paragraph" style:parent-style-name="Standard">
      <style:text-properties style:font-name="Liberation Serif" fo:font-size="12pt" officeooo:rsid="001e54ee" officeooo:paragraph-rsid="0020de32" style:font-size-asian="12pt" style:font-size-complex="12pt"/>
    </style:style>
    <style:style style:name="P4" style:family="paragraph" style:parent-style-name="Standard">
      <style:text-properties style:font-name="Liberation Serif" fo:font-size="12pt" officeooo:rsid="001f3365" officeooo:paragraph-rsid="001f3365" style:font-size-asian="12pt" style:font-size-complex="12pt"/>
    </style:style>
    <style:style style:name="P5" style:family="paragraph" style:parent-style-name="Standard">
      <style:text-properties style:font-name="Liberation Serif" fo:font-size="12pt" officeooo:rsid="001f3365" officeooo:paragraph-rsid="0020de32" style:font-size-asian="12pt" style:font-size-complex="12pt"/>
    </style:style>
    <style:style style:name="P6" style:family="paragraph" style:parent-style-name="Standard">
      <style:text-properties style:font-name="Liberation Serif" fo:font-size="12pt" officeooo:rsid="0020ff9a" officeooo:paragraph-rsid="0020ff9a" style:font-size-asian="12pt" style:font-size-complex="12pt"/>
    </style:style>
    <style:style style:name="P7" style:family="paragraph" style:parent-style-name="Preformatted_20_Text">
      <style:text-properties style:font-name="Liberation Serif" fo:font-size="12pt" style:font-size-asian="12pt" style:font-size-complex="12pt"/>
    </style:style>
    <style:style style:name="P8" style:family="paragraph" style:parent-style-name="Preformatted_20_Text">
      <style:text-properties style:font-name="Liberation Serif" fo:font-size="12pt" officeooo:rsid="0020ff9a" officeooo:paragraph-rsid="0020ff9a" style:font-size-asian="12pt" style:font-size-complex="12pt"/>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1" style:family="paragraph" style:parent-style-name="Preformatted_20_Text">
      <style:paragraph-properties fo:margin-top="0cm" fo:margin-bottom="0.499cm" loext:contextual-spacing="false"/>
      <style:text-properties style:font-name="Liberation Serif" fo:font-size="12pt" officeooo:rsid="0020ff9a" officeooo:paragraph-rsid="0020ff9a" style:font-size-asian="12pt" style:font-size-complex="12pt"/>
    </style:style>
    <style:style style:name="P12" style:family="paragraph" style:parent-style-name="Preformatted_20_Text">
      <style:paragraph-properties fo:margin-top="0cm" fo:margin-bottom="0.499cm" loext:contextual-spacing="false"/>
      <style:text-properties style:font-name="Liberation Serif" fo:font-size="12pt" officeooo:rsid="0025bb6a" officeooo:paragraph-rsid="0025bb6a" style:font-size-asian="12pt" style:font-size-complex="12pt"/>
    </style:style>
    <style:style style:name="P13" style:family="paragraph" style:parent-style-name="Preformatted_20_Text">
      <style:paragraph-properties fo:margin-top="0cm" fo:margin-bottom="0.499cm" loext:contextual-spacing="false"/>
      <style:text-properties style:font-name="Liberation Serif" fo:font-size="12pt" officeooo:rsid="0026fda5" officeooo:paragraph-rsid="0026fda5" style:font-size-asian="12pt" style:font-size-complex="12pt"/>
    </style:style>
    <style:style style:name="P14" style:family="paragraph" style:parent-style-name="Preformatted_20_Text">
      <style:paragraph-properties fo:margin-top="0cm" fo:margin-bottom="0.499cm" loext:contextual-spacing="false"/>
      <style:text-properties style:font-name="Liberation Serif" fo:font-size="12pt" officeooo:rsid="0028b109" officeooo:paragraph-rsid="0028b109" style:font-size-asian="12pt" style:font-size-complex="12pt"/>
    </style:style>
    <style:style style:name="P15" style:family="paragraph" style:parent-style-name="Preformatted_20_Text">
      <style:paragraph-properties fo:margin-top="0cm" fo:margin-bottom="0.499cm" loext:contextual-spacing="false"/>
      <style:text-properties style:font-name="Liberation Serif" fo:font-size="12pt" officeooo:rsid="002ccbfb" officeooo:paragraph-rsid="002ccbfb" style:font-size-asian="12pt" style:font-size-complex="12pt"/>
    </style:style>
    <style:style style:name="P16" style:family="paragraph" style:parent-style-name="Preformatted_20_Text">
      <style:paragraph-properties fo:margin-top="0cm" fo:margin-bottom="0.499cm" loext:contextual-spacing="false"/>
      <style:text-properties style:font-name="Liberation Serif" fo:font-size="12pt" officeooo:rsid="003235db" officeooo:paragraph-rsid="003235db" style:font-size-asian="12pt" style:font-size-complex="12pt"/>
    </style:style>
    <style:style style:name="P17" style:family="paragraph" style:parent-style-name="Preformatted_20_Text">
      <style:paragraph-properties fo:margin-top="0cm" fo:margin-bottom="0.499cm" loext:contextual-spacing="false"/>
      <style:text-properties style:font-name="Liberation Serif" fo:font-size="12pt" officeooo:rsid="0034f9bd" officeooo:paragraph-rsid="0034f9bd" style:font-size-asian="12pt" style:font-size-complex="12pt"/>
    </style:style>
    <style:style style:name="T1" style:family="text">
      <style:text-properties officeooo:rsid="001f3365"/>
    </style:style>
    <style:style style:name="T2" style:family="text">
      <style:text-properties officeooo:rsid="0020de32"/>
    </style:style>
    <style:style style:name="T3" style:family="text">
      <style:text-properties officeooo:rsid="0035d5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règles de bases de XSL. </text:p>
      <text:p text:style-name="P1"/>
      <text:p text:style-name="P1">Mettre en place une règle.</text:p>
      <text:p text:style-name="P1"/>
      <text:p text:style-name="P1">Pour donner une instruction XSL, on utilise les templates/règles grâce à l’élément :</text:p>
      <text:p text:style-name="P1">&lt;xsl:template&gt;.</text:p>
      <text:p text:style-name="P1"/>
      <text:p text:style-name="P1">On utilise l’attribut match pour sélectionner un élément de l’arbre XML :</text:p>
      <text:p text:style-name="P1">&lt;xsl:template match=’’mon_element_xml’’&gt;.</text:p>
      <text:p text:style-name="P1"/>
      <text:p text:style-name="P4">On peut ajouter dans la règle du texte :</text:p>
      <text:p text:style-name="P4"/>
      <text:p text:style-name="P2">&lt;xsl:template match=’’mon_element_xml’’&gt;</text:p>
      <text:p text:style-name="P2"><text:tab/><text:span text:style-name="T1">Ici, il y avait mon élément</text:span></text:p>
      <text:p text:style-name="P4">&lt;/xsl:template&gt;</text:p>
      <text:p text:style-name="P4"/>
      <text:p text:style-name="P4">mais aussi des balises, ou un motif qui permet de récupérer certains éléments de l’arbre XML soit tels quels, soit transformés ou triés par des fonctoin XSL ou Xpath. </text:p>
      <text:p text:style-name="P4"/>
      <text:p text:style-name="P3">&lt;xsl:template match=’’mon_element_xml’’&gt;</text:p>
      <text:p text:style-name="P3"><text:tab/><text:span text:style-name="T2">&lt;xsl:text&gt;Ici, il y avait mon élément&lt;/xsl:text&gt;</text:span></text:p>
      <text:p text:style-name="P5">&lt;/xsl:template&gt;.</text:p>
      <text:p text:style-name="P5"/>
      <text:p text:style-name="P6">Éléments et attributs XSL. </text:p>
      <text:p text:style-name="P6">Méthode 1 :</text:p>
      <text:p text:style-name="P6"/>
      <text:p text:style-name="P8">&lt;xsl:template match="mon_element_xml"&gt;</text:p>
      <text:p text:style-name="P7"><text:s text:c="3"/>&lt;p&gt;Ici, il y avait mon élément&lt;/p&gt;</text:p>
      <text:p text:style-name="P10">&lt;/xsl:template&gt;</text:p>
      <text:p text:style-name="P11">Méthode 2 :</text:p>
      <text:p text:style-name="P11">&lt;xsl:template match="mon_element_xml"&gt;</text:p>
      <text:p text:style-name="P7">&lt;xsl:element name="p"&gt;Ici, il y avait mon élément&lt;/xsl:element&gt;</text:p>
      <text:p text:style-name="P10">&lt;/xsl:template&gt;</text:p>
      <text:p text:style-name="P12">Attributs. </text:p>
      <text:p text:style-name="P12">Méthode 1 :</text:p>
      <text:p text:style-name="P12">&lt;xsl:template match="mon_element_xml"&gt;</text:p>
      <text:p text:style-name="Preformatted_20_Text"><text:s text:c="2"/>&lt;p type="valeur_attribut"&gt;Ici, il y avait mon élément&lt;/p&gt;</text:p>
      <text:p text:style-name="P9">&lt;/xsl:template&gt;</text:p>
      <text:p text:style-name="P13">ou </text:p>
      <text:p text:style-name="P13">&lt;xsl:template match="mon_element_xml"&gt;</text:p>
      <text:p text:style-name="Preformatted_20_Text"><text:s text:c="8"/>&lt;p type="{./chemin_Xpath}"&gt;Ici, il y avait mon élément&lt;/p&gt;</text:p>
      <text:p text:style-name="P9">&lt;/xsl:template&gt;</text:p>
      <text:p text:style-name="P13"><text:soft-page-break/></text:p>
      <text:p text:style-name="P12">Méthode 2 : </text:p>
      <text:p text:style-name="P12">&lt;xsl:template match="mon_element_xml"&gt;</text:p>
      <text:p text:style-name="Preformatted_20_Text"><text:s text:c="3"/>&lt;xsl:element name="p"&gt;</text:p>
      <text:p text:style-name="Preformatted_20_Text"><text:s text:c="8"/>&lt;xsl:attribute name="type"&gt;</text:p>
      <text:p text:style-name="Preformatted_20_Text"><text:s text:c="13"/>&lt;xsl:text&gt;valeur_attribut&lt;/xsl:text&gt;</text:p>
      <text:p text:style-name="Preformatted_20_Text"><text:s text:c="8"/>&lt;/xsl:attribute&gt;</text:p>
      <text:p text:style-name="Preformatted_20_Text"><text:s text:c="8"/>&lt;xsl:text&gt;Ici, il y avait mon élément&lt;/xsl:text&gt;</text:p>
      <text:p text:style-name="Preformatted_20_Text"><text:s text:c="4"/>&lt;/xsl:element&gt;</text:p>
      <text:p text:style-name="P9">&lt;/xsl:template&gt;</text:p>
      <text:p text:style-name="P14">Apply-templates.</text:p>
      <text:p text:style-name="P14">Cette règle indique que les règles définies dans l’XSL doivent être appliquées aux éléments enfants de l’élément sélectionné par la règle.</text:p>
      <text:p text:style-name="P14">&lt;xsl:template match="mon_element_xml"&gt;</text:p>
      <text:p text:style-name="Preformatted_20_Text"><text:s text:c="5"/>&lt;xsl:element name="p"&gt;</text:p>
      <text:p text:style-name="Preformatted_20_Text"><text:s text:c="10"/>&lt;xsl:apply-templates/&gt;</text:p>
      <text:p text:style-name="Preformatted_20_Text"><text:s text:c="5"/>&lt;/xsl:element&gt;</text:p>
      <text:p text:style-name="P9">&lt;/xsl:template&gt;</text:p>
      <text:p text:style-name="P15">Copy et Copy-of. </text:p>
      <text:p text:style-name="P15">Copy.</text:p>
      <text:p text:style-name="P15">« L’élément XSL copy copie le nœud courant du document source vers le document de sortie. Il ne copie que le nœud lui-même. Cependant il ne copie pas ses enfants et ses attributs. »</text:p>
      <text:p text:style-name="P15">&lt;xsl:template match=’’mon_element_TEI’’&gt;</text:p>
      <text:p text:style-name="P15"><text:tab/>&lt;xsl:copy/&gt;</text:p>
      <text:p text:style-name="P15">&lt;/xsl:template&gt;</text:p>
      <text:p text:style-name="P15">Copy of.</text:p>
      <text:p text:style-name="P15">L’instruction XSL copy-of insère le fragment d’arbre résultat identifié par l’attribut select dans le document de sortie. Cette instruction copie les nœuds spécifiques sélectionnés par l’expression et tous leurs enfants, attributs, espace de noms et descendants. C’est en cela qu’il diffère de xsl:copy. </text:p>
      <text:p text:style-name="P15">&lt;xsl:template match="mon_element_xml"&gt;</text:p>
      <text:p text:style-name="Preformatted_20_Text"><text:s text:c="8"/>&lt;xsl:copy-of select="chemin_Xpath"/&gt;</text:p>
      <text:p text:style-name="P9">&lt;/xsl:template&gt;</text:p>
      <text:p text:style-name="P16">Value of.</text:p>
      <text:p text:style-name="P16">Cet élément calcule la valeur textuelle d’une expression Xpath et l’insère dans l’arbre résultat. </text:p>
      <text:p text:style-name="P16"><text:soft-page-break/>&lt;xsl:template match="mon_element_xml"&gt;</text:p>
      <text:p text:style-name="Preformatted_20_Text"><text:s text:c="8"/>&lt;xsl:value-of select="chemin_Xpath"/&gt;</text:p>
      <text:p text:style-name="P9">&lt;/xsl:template&gt;</text:p>
      <text:p text:style-name="P17">Numéroter automatiquement des vers. </text:p>
      <text:p text:style-name="P17">L’élément xsl:number est utilisé pour produire un nombre formaté dans l’arbre résultat. <text:span text:style-name="T3">L’élément possède plusieurs attributs : count est un motif qui spécifie les nœuds à comptabiliser dans les nœuds spécifiés + level définit le nombre de niveaux « any / multiple /single » + format permet de paramétrer le format de numérotation. </text:span></text:p>
      <text:p text:style-name="P17">&lt;xsl:template match="mon_element_xml"&gt;</text:p>
      <text:p text:style-name="Preformatted_20_Text"><text:s text:c="4"/>&lt;xsl:number count="element_a_compter" level="" format=""/&gt;</text:p>
      <text:p text:style-name="P9">&lt;/xsl:template&gt;</text:p>
      <text:p text:style-name="P17"/>
      <text:p text:style-name="P12"/>
      <text:p text:style-name="P11"/>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6:34:39.820184528</meta:creation-date>
    <meta:generator>LibreOffice/6.0.7.3$Linux_X86_64 LibreOffice_project/00m0$Build-3</meta:generator>
    <dc:date>2019-01-24T17:02:54.086399387</dc:date>
    <meta:editing-duration>PT28M9S</meta:editing-duration>
    <meta:editing-cycles>17</meta:editing-cycles>
    <meta:document-statistic meta:table-count="0" meta:image-count="0" meta:object-count="0" meta:page-count="3" meta:paragraph-count="69" meta:word-count="374" meta:character-count="3097" meta:non-whitespace-character-count="2681"/>
  </office:meta>
</office:document-meta>
</file>